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889in"/>
    </style:style>
    <style:style style:name="co3" style:family="table-column">
      <style:table-column-properties fo:break-before="auto" style:column-width="5.1035in"/>
    </style:style>
    <style:style style:name="co4" style:family="table-column">
      <style:table-column-properties fo:break-before="auto" style:column-width="4.5346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6"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f0000"/>
    </style:style>
    <style:style style:name="T6" style:family="text">
      <style:text-properties fo:color="#ff3333"/>
    </style:style>
    <style:style style:name="T7" style:family="text">
      <style:text-properties fo:color="#ff3300"/>
    </style:style>
    <style:style style:name="T8" style:family="text">
      <style:text-properties fo:color="#00cc00"/>
    </style:style>
    <style:style style:name="T9" style:family="text">
      <style:text-properties fo:font-weight="bold" style:font-weight-asian="bold" style:font-weight-complex="bold"/>
    </style:style>
    <style:style style:name="T10" style:family="text">
      <style:text-properties fo:color="#800000"/>
    </style:style>
    <style:style style:name="T11" style:family="text">
      <style:text-properties fo:color="#cc0000"/>
    </style:style>
    <style:style style:name="T12" style:family="text">
      <style:text-properties fo:color="#009900"/>
    </style:style>
    <style:style style:name="T13" style:family="text">
      <style:text-properties fo:color="#009933"/>
    </style:style>
    <style:style style:name="T14" style:family="text">
      <style:text-properties fo:color="#ff6600"/>
    </style:style>
    <style:style style:name="T15" style:family="text">
      <style:text-properties fo:color="#00cc33"/>
    </style:style>
    <style:style style:name="T16" style:family="text">
      <style:text-properties fo:color="#cc3300"/>
    </style:style>
    <style:style style:name="T17" style:family="text">
      <style:text-properties fo:color="#ff6666"/>
    </style:style>
    <style:style style:name="T18" style:family="text">
      <style:text-properties fo:color="#007826"/>
    </style:style>
    <style:style style:name="T19" style:family="text">
      <style:text-properties fo:color="#66cc00"/>
    </style:style>
    <style:style style:name="T20" style:family="text">
      <style:text-properties fo:color="#000000"/>
    </style:style>
    <style:style style:name="T21" style:family="text">
      <style:text-properties fo:font-weight="normal" fo:font-style="normal" style:font-weight-asian="normal" style:font-weight-complex="normal" style:font-style-asian="normal" style:font-style-complex="normal"/>
    </style:style>
    <style:style style:name="T22" style:family="text">
      <style:text-properties fo:color="#ff9900"/>
    </style:style>
    <style:style style:name="T23" style:family="text">
      <style:text-properties fo:color="#111111"/>
    </style:style>
    <style:style style:name="T24" style:family="text">
      <style:text-properties fo:color="#669900"/>
    </style:style>
    <style:style style:name="T25" style:family="text">
      <style:text-properties fo:color="#cc9900"/>
    </style:style>
    <style:style style:name="T26" style:family="text">
      <style:text-properties fo:color="#996633"/>
    </style:style>
    <style:style style:name="T27" style:family="text">
      <style:text-properties fo:color="#ffff00"/>
    </style:style>
  </office:automatic-styles>
  <office:body>
    <office:spreadsheet>
      <table:table table:name="words" table:style-name="ta1" table:print="false">
        <office:forms form:automatic-focus="false" form:apply-design-mode="false"/>
        <table:table-column table:style-name="co2" table:default-cell-style-name="ce91"/>
        <table:table-column table:style-name="co3" table:default-cell-style-name="ce91"/>
        <table:table-column table:style-name="co4" table:default-cell-style-name="ce91"/>
        <table:table-column table:style-name="co5" table:default-cell-style-name="ce91"/>
        <table:table-column table:style-name="co6" table:number-columns-repeated="60" table:default-cell-style-name="ce91"/>
        <table:table-column table:style-name="co6"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celerate</text:p>
          </table:table-cell>
          <table:table-cell table:number-columns-repeated="1023"/>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اranov-Bohm effect</text:p>
          </table:table-cell>
          <table:table-cell office:value-type="string" calcext:value-type="string">
            <text:p>اہارا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jacent [states]</text:p>
          </table:table-cell>
          <table:table-cell table:style-name="ce93" office:value-type="string" calcext:value-type="string">
            <text:p><text:span text:style-name="T5">ہمسایہ، پڑوسی، </text:span>برابر والا</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bout</text:p>
          </table:table-cell>
          <table:table-cell table:number-columns-repeated="1023"/>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2">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2">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2">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2">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2">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2">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2">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6">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5">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text:span text:style-name="T7">بند،</text:span> بندھا، شریک گرفتی بندھ، <text:span text:style-name="T8">بندھن</text:span></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office:value-type="string" calcext:value-type="string">
            <text:p>بایاں اور دایاں گوشہ (براکٹ)</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9">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93" office:value-type="string" calcext:value-type="string">
            <text:p><text:span text:style-name="T10">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5.0984in" svg:y="223.27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ت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104" office:value-type="string" calcext:value-type="string">
            <text:p><text:span text:style-name="T11">منطقی حالات</text:span>، <text:span text:style-name="T12">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5">بیٹھنا، گر پڑتا ہے، گرنا</text:span>،<text:span text:style-name="T13"> انہدام، منح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93" office:value-type="string" calcext:value-type="string">
            <text:p><text:span text:style-name="T14">اجتماعات [ترتیبی اجتماعات]،</text:span> <text:span text:style-name="T12">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es (A commutes with B)</text:p>
          </table:table-cell>
          <table:table-cell office:value-type="string" calcext:value-type="string">
            <text:p>اے اور بی قابل تبدل ہیں۔</text:p>
          </table:table-cell>
          <table:table-cell table:number-columns-repeated="1022"/>
        </table:table-row>
        <table:table-row table:style-name="ro2">
          <table:table-cell office:value-type="string" calcext:value-type="string">
            <text:p>commuting, noncommuting</text:p>
          </table:table-cell>
          <table:table-cell office:value-type="string" calcext:value-type="string">
            <text:p>قابل تبادل، ناقابل تبادل</text:p>
          </table:table-cell>
          <table:table-cell table:number-columns-repeated="1022"/>
        </table:table-row>
        <table:table-row table:style-name="ro2">
          <table:table-cell office:value-type="string" calcext:value-type="string">
            <text:p>commutation: canonical commutation relation</text:p>
          </table:table-cell>
          <table:table-cell office:value-type="string" calcext:value-type="string">
            <text:p>باضابطہ تبادلی رشتہ</text:p>
          </table:table-cell>
          <table:table-cell table:number-columns-repeated="1022"/>
        </table:table-row>
        <table:table-row table:style-name="ro2">
          <table:table-cell office:value-type="string" calcext:value-type="string">
            <text:p>commutative, commutation</text:p>
          </table:table-cell>
          <table:table-cell office:value-type="string" calcext:value-type="string">
            <text:p>قابل تبادل، تبادلی</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or (quantum mech)</text:p>
          </table:table-cell>
          <table:table-cell office:value-type="string" calcext:value-type="string">
            <text:p>تبادل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5">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itute</text:p>
          </table:table-cell>
          <table:table-cell office:value-type="string" calcext:value-type="string">
            <text:p>تشکیل دی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تشکیلات)</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2">
          <table:table-cell table:style-name="ce93" office:value-type="string" calcext:value-type="string">
            <text:p>correction</text:p>
          </table:table-cell>
          <table:table-cell table:style-name="ce93" office:value-type="string" calcext:value-type="string">
            <text:p><text:span text:style-name="T5">درستگی</text:span>، <text:span text:style-name="T8">تصحیح</text:span></text:p>
          </table:table-cell>
          <table:table-cell table:style-name="ce93" table:number-columns-repeated="1022"/>
        </table:table-row>
        <table:table-row table:style-name="ro2">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2">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2">
          <table:table-cell office:value-type="string" calcext:value-type="string">
            <text:p>corresponding point</text:p>
          </table:table-cell>
          <table:table-cell table:style-name="ce93" office:value-type="string" calcext:value-type="string">
            <text:p><text:span text:style-name="T5">نظیری نقطہ</text:span>،<text:span text:style-name="T12">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5">نازکی توازن</text:span> [<text:span text:style-name="T8">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03" office:value-type="string" calcext:value-type="string">
            <office:annotation draw:style-name="gr2" draw:text-style-name="P2" svg:width="1.1413in" svg:height="0.3902in" svg:x="10.1949in" svg:y="172.3571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16">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5">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5">مخالف بیٹا تحلیل، </text:span>مخالف بیٹا تنز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table-cell office:value-type="string" calcext:value-type="string">
            <text:p>degenerate, degeneration, degeneracy</text:p>
          </table:table-cell>
          <table:table-cell office:value-type="string" calcext:value-type="string">
            <text:p>انحطاطی، انحطاط، <text:span text:style-name="T17">انحطاط </text:span>یا انحطاطیت</text:p>
          </table:table-cell>
          <table:table-cell table:number-columns-repeated="1022"/>
        </table:table-row>
        <table:table-row table:style-name="ro2">
          <table:table-cell office:value-type="string" calcext:value-type="string">
            <text:p>degenerate: its degeneracy is 4</text:p>
          </table:table-cell>
          <table:table-cell office:value-type="string" calcext:value-type="string">
            <text:p><text:span text:style-name="T17">اس کا انحطاط 4 ہ</text:span>ے، اس کی انحطاطیت 4 ہے</text:p>
          </table:table-cell>
          <table:table-cell table:number-columns-repeated="1022"/>
        </table:table-row>
        <table:table-row table:style-name="ro2">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2">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2">
          <table:table-cell office:value-type="string" calcext:value-type="string">
            <text:p>determinate, indeterminate</text:p>
          </table:table-cell>
          <table:table-cell table:style-name="ce99" office:value-type="string" calcext:value-type="string">
            <text:p>قابل معلوم، نا قابل معلوم،<text:span text:style-name="T18"> تعیین، غیر تعیین</text:span></text:p>
          </table:table-cell>
          <table:table-cell table:style-name="ce99"/>
          <table:table-cell table:number-columns-repeated="1021"/>
        </table:table-row>
        <table:table-row table:style-name="ro2">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2">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2">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2">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2">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ڈائی ر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بلا واسطہ تکم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19">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9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3">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8"> البرت آئن شٹائن</text:span></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5">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office:value-type="string" calcext:value-type="string">
            <text:p>سگرا؟؟</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7">قیمت توقع، توقع،</text:span><text:span text:style-name="T20">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7">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5">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102" office:value-type="string" calcext:value-type="string">
            <text:p>فرمی <text:s/>ڈیراک تقسیم</text:p>
          </table:table-cell>
          <table:table-cell table:number-columns-repeated="1022"/>
        </table:table-row>
        <table:table-row table:style-name="ro2">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2">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2">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2">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2">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2">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2">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2">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2">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2">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فوقو لٹکن</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5">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93"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93" office:value-type="string" calcext:value-type="string">
            <text:p>دوری سمتی رفتار، <text:span text:style-name="T5">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93" office:value-type="string" calcext:value-type="string">
            <text:p><text:span text:style-name="T7">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ge invariant, guage transformation</text:p>
          </table:table-cell>
          <table:table-cell office:value-type="string" calcext:value-type="string">
            <text:p>گیج غیر متغیر، گیج <text:s/>تبادلہ</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lonomic</text:p>
          </table:table-cell>
          <table:table-cell office:value-type="string" calcext:value-type="string">
            <text:p>ہمہ قواعد؟؟؟؟؟</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5">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5">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8">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7">فرضی عدد</text:span>، <text:span text:style-name="T12">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21">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118" office:value-type="string" calcext:value-type="string">
            <text:p><text:span text:style-name="T7">خطی تکمل</text:span> (khati is linear and nor line)،<text:span text:style-name="T12">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4">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93" office:value-type="string" calcext:value-type="string">
            <text:p><text:span text:style-name="T7">آئن</text:span>، <text:span text:style-name="T8">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93" office:value-type="string" calcext:value-type="string">
            <text:p><text:span text:style-name="T7">بارداری عمل، </text:span><text:span text:style-name="T8">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8">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3">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5">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8">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2">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22">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7">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5">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2">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 ول بولٹزمن تقسیم</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22">، گہرائی پر حرکت پذیری</text:span>،<text:span text:style-name="T8">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5">یک سر بڑھتا، گھٹتا</text:span>، <text:span text:style-name="T8">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7">یک سُر تفاعل</text:span>، <text:span text:style-name="T8">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5">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93" office:value-type="string" calcext:value-type="string">
            <text:p><text:span text:style-name="T5">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93" office:value-type="string" calcext:value-type="string">
            <text:p><text:span text:style-name="T5">تقابل پذیر،</text:span> معمول شدہ</text:p>
          </table:table-cell>
          <table:table-cell office:value-type="string" calcext:value-type="string">
            <text:p><text:span text:style-name="T22">معیاری صورت،</text:span>  طبعی حال</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8">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02"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helium</text:p>
          </table:table-cell>
          <table:table-cell table:style-name="ce102"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122" office:value-type="string" calcext:value-type="string">
            <text:p>پاسکل تکون، <text:span text:style-name="T23">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2">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93" office:value-type="string" calcext:value-type="string">
            <text:p><text:span text:style-name="T16">لٹکن</text:span>، <text:span text:style-name="T24">سادہ رقاص</text:span></text:p>
          </table:table-cell>
          <table:table-cell office:value-type="string" calcext:value-type="string">
            <text:p>رقاص</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93" office:value-type="string" calcext:value-type="string">
            <text:p><text:span text:style-name="T7">خلل</text:span>، <text:span text:style-name="T13">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text:p>
          </table:table-cell>
          <table:table-cell table:style-name="ce93" office:value-type="string" calcext:value-type="string">
            <text:p><text:span text:style-name="T5">رتبہ اول درستگی</text:span>، <text:span text:style-name="T15">اول رتبی تصحیح</text:span></text:p>
          </table:table-cell>
          <table:table-cell table:number-columns-repeated="1022"/>
        </table:table-row>
        <table:table-row table:style-name="ro2">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2">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3">سمتی</text:span> رفتار، <text:span text:style-name="T5">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2">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پازیٹرو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8"> مخفیہ، مخفیے</text:span></text:p>
          </table:table-cell>
          <table:table-cell table:style-name="ce9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5">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93" office:value-type="string" calcext:value-type="string">
            <text:p>نظریہ مخفی قوہ، <text:span text:style-name="T15">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5">درستگی </text:span><text:span text:style-name="T15">تصحیح</text:span></text:p>
          </table:table-cell>
          <table:table-cell table:number-columns-repeated="1022"/>
        </table:table-row>
        <table:table-row table:style-name="ro2">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5">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2">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25">چار الاضلاع</text:span>، <text:span text:style-name="T12">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5">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2">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2">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93" office:value-type="string" calcext:value-type="string">
            <text:p><text:span text:style-name="T7">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93" office:value-type="string" calcext:value-type="string">
            <text:p><text:span text:style-name="T26">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5">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93" office:value-type="string" calcext:value-type="string">
            <text:p><text:span text:style-name="T27">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25">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3">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text:p>
          </table:table-cell>
          <table:table-cell office:value-type="string" calcext:value-type="string">
            <text:p>قابل مربعی <text:s/>تکامل</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text:p>
          </table:table-cell>
          <table:table-cell office:value-type="string" calcext:value-type="string">
            <text:p>پراسرار</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93" office:value-type="string" calcext:value-type="string">
            <text:p><text:span text:style-name="T5">متشاکل تناسب</text:span>، <text:span text:style-name="T12">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2">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2">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5">ایک حال سے دوسری حال میں عبور کرتا ہے، </text:span><text:span text:style-name="T13">تحویل</text:span></text:p>
          </table:table-cell>
          <table:table-cell office:value-type="string" calcext:value-type="string">
            <text:p>ایک حال سے دوسرے حال میں تحویل کرنا</text:p>
          </table:table-cell>
          <table:table-cell table:number-columns-repeated="1021"/>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text:span text:style-name="T11">عبوری امکان، عبوری احتمال</text:span>، <text:span text:style-name="T12">تحویلی احتمال</text:span></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text:span text:style-name="T22">عبوری دور</text:span>،<text:span text:style-name="T12"> تحویلی دوری عرصہ</text:span></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5">اخراجی اینٹینا</text:span>، <text:span text:style-name="T8">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8">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93" office:value-type="string" calcext:value-type="string">
            <text:p>دوری رفتار، <text:span text:style-name="T7">مجموعی رفتار</text:span>،<text:span text:style-name="T13">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table:number-columns-repeated="1023"/>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table:style-name="Default" table:number-columns-repeated="64"/>
          <table:table-cell table:number-columns-repeated="960"/>
        </table:table-row>
        <table:table-row table:style-name="ro2" table:number-rows-repeated="1045430">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43"/>
        <table:table-column table:style-name="co8" table:default-cell-style-name="ce44"/>
        <table:table-column table:style-name="co9" table:default-cell-style-name="ce45"/>
        <table:table-column table:style-name="co6" table:default-cell-style-name="ce46"/>
        <table:table-column table:style-name="co11" table:default-cell-style-name="ce47"/>
        <table:table-column table:style-name="co6"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9">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9">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9">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3">00/00/0000</text:date>, <text:time style:data-style-name="N2" text:time-value="12:00:32.97834429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06-03T12:46:12.401934462</dc:date>
    <meta:editing-duration>P91DT20H54M16S</meta:editing-duration>
    <meta:editing-cycles>4018</meta:editing-cycles>
    <meta:generator>LibreOffice/6.4.7.2$Linux_X86_64 LibreOffice_project/40$Build-2</meta:generator>
    <meta:document-statistic meta:table-count="3" meta:cell-count="663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